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Transformer.structurerProcessingStart( Attributes att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DispatcherTransformer.appendChildToResultIterator( Document root , NodeList finalContent , Node xpath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set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erTransformer.endC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Transformer.contractProcessingEn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ispatcherTransformer.releas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getInputSource( final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spatcherTransformer.launchStored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Transformer.launchStoredMappingsDisp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Transformer.local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Dispatch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Transformer.store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Transformer.startElement( String uri , String name , String raw , Attributes att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ispatch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propertyProcessingStar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spatcherTransformer.structurerProcessingEnd(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ispatcherTransformer.contractProcessingStart( Attributes at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DispatcherTransformer.setup( SourceResolver resolver , Map objectModel , String src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ispatcherTransformer.createXpathNode( String temp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createXpathNode( Attributes attr , String temp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Transformer.appendChildToResult( Document root , NodeList finalContent , Node xpathNode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Transformer.characters( char c [ ] , int start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Transformer.startC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Transformer.propertyProcessingEnd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ispatcherTransformer.endElement( String uri , String name , String raw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ispatcherTransformer.resolve( String href , String bas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DispatcherTransformer.hookProcessingStart( String name , String raw , Attributes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ispatcherTransformer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